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font-weight="bold" style:font-weight-asian="bold" style:font-weight-complex="bold"/>
    </style:style>
    <style:style style:name="T1" style:family="text">
      <style:text-properties fo:font-style="italic"/>
    </style:style>
    <style:style style:name="T2"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22129994" text:style-name="L1">
        <text:list-item>
          <text:p text:style-name="P1">what does the program print, and in what order?<text:line-break/><text:line-break/><text:span text:style-name="T2">Output:</text:span><text:line-break/><text:tab/><text:span text:style-name="T2">waiting...</text:span></text:p>
          <text:list>
            <text:list-item>
              <text:list>
                <text:list-header>
                  <text:p text:style-name="P2">^C received an interrupt.</text:p>
                  <text:p text:style-name="P2">outta here.</text:p>
                </text:list-header>
              </text:list>
            </text:list-item>
          </text:list>
          <text:p text:style-name="P2"/>
        </text:list-item>
        <text:list-item>
          <text:p text:style-name="P1">describe <text:span text:style-name="T1">exactly</text:span> what is happening to produce the answer observed for the above question <text:line-break/><text:line-break/><text:span text:style-name="T2">The key to the sample program is the pause() function call. This function will cause a process to sleep until a signal is delivered to terminate the process. In our case, we use a custom signal handler, so when we send ^C, our program will execute the custom signal handler before exiting.</text:span></text:p>
          <text:p text:style-name="P1"/>
        </text:list-item>
        <text:list-item>
          <text:p text:style-name="P1">where does the standard output of the child process go?  Explain.<text:line-break/><text:line-break/><text:span text:style-name="T2">When a process is forked the child process receives a copy of the parent processes file descriptors. Any subsequent changes to either the child or parent's file descriptors will not be reflected in the other. However, since our child process is not changing it's file descriptors, it's output will go to the temp file as well.</text:span></text:p>
          <text:p text:style-name="P1"/>
        </text:list-item>
        <text:list-item>
          <text:p text:style-name="P1">where does the standard output of the child process go?  Explain.<text:line-break/><text:line-break/><text:span text:style-name="T2">The parent changes it's file descriptor after it has spawned a child process. Therefore, the child process will print to stdout and NOT to temp.</text:span></text:p>
          <text:p text:style-name="P1"/>
        </text:list-item>
        <text:list-item>
          <text:p text:style-name="P1">what <text:span text:style-name="T1">exactly</text:span> does the program do (i.e. describe its functionality)?<text:line-break/><text:line-break/><text:span text:style-name="T2">The sample program utilizes a pipe to allow multiple processes to communicate with each other via read() and write() function calls. </text:span></text:p>
          <text:p text:style-name="P1"/>
        </text:list-item>
        <text:list-item>
          <text:p text:style-name="P1">create a diagram describing the input/output of the executing program.  Show processes and handles, i.e. the file descriptors as in the pipe example diagrammed in cla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1/24/13<text:tab/>Lab 3<text:tab/>Ryan Abel</text:p>
        <text:p text:style-name="Header"><text:tab/><text:tab/>Corey Jon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el </meta:initial-creator>
    <meta:creation-date>2013-01-24T13:17:26</meta:creation-date>
    <meta:document-statistic meta:table-count="0" meta:image-count="0" meta:object-count="0" meta:page-count="1" meta:paragraph-count="10" meta:word-count="256" meta:character-count="1509" meta:non-whitespace-character-count="1254"/>
    <dc:date>2013-01-24T14:01:35</dc:date>
    <dc:creator>Abel </dc:creator>
    <meta:editing-duration>PT13M49S</meta:editing-duration>
    <meta:editing-cycles>1</meta:editing-cycles>
    <meta:generator>LibreOffice/3.4$Unix LibreOffice_project/340m1$Build-502</meta:generator>
  </office:meta>
</office:document-meta>
</file>